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I didn’t have overwiew slide when I recorded it. Cant find that version of presentation now in git history because idk why.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2">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2">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2">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2">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7:07:14.892337043</dc:date>
    <meta:editing-duration>PT3H19M50S</meta:editing-duration>
    <meta:editing-cycles>23</meta:editing-cycles>
    <meta:document-statistic meta:object-count="61"/>
  </office:meta>
</office:document-meta>
</file>